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ercu" svg:font-family="Apercu, apple-system, BlinkMacSystemFont, 'Segoe UI', Roboto, Ubuntu, Cantarell, 'Fira Sans', 'Droid Sans', 'Helvetica Neue', sans-serif"/>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enlo, 'Ubuntu Mono', 'Droid Sans Mono', Consolas, monospac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4pt" fo:language="en" fo:country="US" officeooo:rsid="000ed002" officeooo:paragraph-rsid="000ed002" style:font-size-asian="14pt" style:font-size-complex="14pt"/>
    </style:style>
    <style:style style:name="P2" style:family="paragraph" style:parent-style-name="Standard">
      <style:text-properties fo:font-size="14pt" fo:language="en" fo:country="US" officeooo:rsid="000f775a" officeooo:paragraph-rsid="000ed002" style:font-size-asian="14pt" style:font-size-complex="14pt"/>
    </style:style>
    <style:style style:name="P3" style:family="paragraph" style:parent-style-name="Standard">
      <style:text-properties fo:font-size="14pt" fo:language="en" fo:country="US" fo:font-weight="bold" officeooo:rsid="000ed002" officeooo:paragraph-rsid="000ed002" style:font-size-asian="14pt" style:font-weight-asian="bold" style:font-size-complex="14pt" style:font-weight-complex="bold"/>
    </style:style>
    <style:style style:name="P4" style:family="paragraph" style:parent-style-name="Standard">
      <style:text-properties fo:font-size="14pt" fo:language="en" fo:country="US" fo:font-weight="bold" officeooo:rsid="0010c318" officeooo:paragraph-rsid="0010c318" style:font-size-asian="14pt" style:font-weight-asian="bold" style:font-size-complex="14pt" style:font-weight-complex="bold"/>
    </style:style>
    <style:style style:name="P5" style:family="paragraph" style:parent-style-name="Standard">
      <style:text-properties fo:font-size="14pt" fo:language="en" fo:country="US" fo:font-weight="bold" officeooo:rsid="0010fdf2" officeooo:paragraph-rsid="0010fdf2" style:font-size-asian="14pt" style:font-weight-asian="bold" style:font-size-complex="14pt" style:font-weight-complex="bold"/>
    </style:style>
    <style:style style:name="P6" style:family="paragraph" style:parent-style-name="Standard">
      <style:text-properties fo:font-size="14pt" fo:language="en" fo:country="US" fo:font-weight="normal" officeooo:rsid="000ed002" officeooo:paragraph-rsid="000ed002" style:font-size-asian="14pt" style:font-weight-asian="normal" style:font-size-complex="14pt" style:font-weight-complex="normal"/>
    </style:style>
    <style:style style:name="P7" style:family="paragraph" style:parent-style-name="Standard">
      <style:text-properties fo:font-size="14pt" fo:language="en" fo:country="US" fo:font-weight="normal" officeooo:rsid="0010c318" officeooo:paragraph-rsid="0010c318" style:font-size-asian="14pt" style:font-weight-asian="normal" style:font-size-complex="14pt" style:font-weight-complex="normal"/>
    </style:style>
    <style:style style:name="P8" style:family="paragraph" style:parent-style-name="Standard">
      <style:text-properties fo:font-size="14pt" fo:language="en" fo:country="US" fo:font-weight="normal" officeooo:rsid="0010fdf2" officeooo:paragraph-rsid="0010fdf2"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2c3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ML Forms</text:p>
      <text:p text:style-name="P1">We can think of the internet as a network of computers which send and receive information. Computers need an HTTP request to know how to communicate. The HTTP request instructs the receiving computer how to handle the incoming information. More information can be found in our article about HTTP requests.</text:p>
      <text:p text:style-name="P1"/>
      <text:p text:style-name="P1">The &lt;form&gt; element is a great tool for collecting information, but then we need to send that information somewhere else for processing. We need to supply the &lt;form&gt; element with both the location of where the &lt;form&gt;‘s information goes and what HTTP request to make. Take a look at the sample &lt;form&gt; below:</text:p>
      <text:p text:style-name="P1"/>
      <text:p text:style-name="P1">&lt;form action="/example.html" method="POST"&gt;</text:p>
      <text:p text:style-name="P1"/>
      <text:p text:style-name="P1">&lt;/form&gt;</text:p>
      <text:p text:style-name="P1">In the above example, we’ve created the skeleton for a &lt;form&gt; that will send information to example.html as a POST request:</text:p>
      <text:p text:style-name="P1"/>
      <text:p text:style-name="P1">The action attribute determines where the information is sent.</text:p>
      <text:p text:style-name="P1">The method attribute is assigned a HTTP verb that is included in the HTTP request.</text:p>
      <text:p text:style-name="P1"/>
      <text:p text:style-name="P1">Note: HTTP verbs like POST do not need to be capitalized for the request to work, but it’s done so out of convention. In the example above we could have written method="post" and it would still work.</text:p>
      <text:p text:style-name="P1"/>
      <text:p text:style-name="P1">The &lt;form&gt; element can also contain child elements. For instance, it would be helpful to provide a header so that users know what this &lt;form&gt; is about. We could also add a paragraph to provide even more detail. Let’s see an example of this in code:</text:p>
      <text:p text:style-name="P1"/>
      <text:p text:style-name="P1">&lt;form action="/example.html" method="POST"&gt;</text:p>
      <text:p text:style-name="P1"><text:s text:c="2"/>&lt;h1&gt;Creating a form&lt;/h1&gt;</text:p>
      <text:p text:style-name="P1"><text:s text:c="2"/>&lt;p&gt;Looks like you want to learn how to create an HTML form. Well, the best way to learn is to play around with it.&lt;/p&gt;</text:p>
      <text:p text:style-name="P1">&lt;/form&gt;</text:p>
      <text:p text:style-name="P1"/>
      <text:p text:style-name="P3">Text input</text:p>
      <text:p text:style-name="P6">If we want to create an input field in our &lt;form&gt;, we’ll need the help of the </text:p>
      <text:p text:style-name="P6">&lt;input&gt; element.</text:p>
      <text:p text:style-name="P6"/>
      <text:p text:style-name="P6">The &lt;input&gt; element has a type attribute which determines how it renders on the web page and what kind of data it can accept.</text:p>
      <text:p text:style-name="P6"/>
      <text:p text:style-name="P6">The first value for the type attribute we’re going to explore is "text". When we create an &lt;input&gt; element with type="text", it renders a text field that users can type into. Note that the default value of type is "text". It’s also important that we include a name <text:soft-page-break/>attribute for the &lt;input&gt; — without the name attribute, information in the &lt;input&gt; won’t be sent when the &lt;form&gt; is submitted. We’ll explain more about submissions and the submit button in a later exercise. For now, let’s examine the following code that produces a text input field:</text:p>
      <text:p text:style-name="P6"/>
      <text:p text:style-name="P6">&lt;form action="/example.html" method="POST"&gt;</text:p>
      <text:p text:style-name="P6"><text:s text:c="2"/>&lt;input type="text" name="first-text-field"&gt;</text:p>
      <text:p text:style-name="P6">&lt;/form&gt;</text:p>
      <text:p text:style-name="P6">After users type into the &lt;input&gt; element, the value of the value attribute becomes what is typed into the text field. The value of the value attribute is paired with the value of the name attribute and sent as text when the form is submitted. For instance, if a user typed in “important details” in the text field created by our &lt;input&gt; element:</text:p>
      <text:p text:style-name="P2"/>
      <text:p text:style-name="P1">When the form is submitted, the text: "first-text-field=important details" is sent to /example.html because the value of the name attribute is "first-text-field" and the value of value is "important details".</text:p>
      <text:p text:style-name="P1"/>
      <text:p text:style-name="P1">We could also assign a default value for the value attribute so that users have a pre-filled text field when they first see the rendered form like so:</text:p>
      <text:p text:style-name="P1"/>
      <text:p text:style-name="P1">&lt;form action="/example.html" method="POST"&gt;</text:p>
      <text:p text:style-name="P1"><text:s text:c="2"/>&lt;input type="text" name="first-text-field" value="already pre-filled"&gt;</text:p>
      <text:p text:style-name="P1">&lt;/form&gt;</text:p>
      <text:p text:style-name="P1"/>
      <text:p text:style-name="P3">Adding a Label</text:p>
      <text:p text:style-name="P3"/>
      <text:p text:style-name="P6">For a user to properly identify an &lt;input&gt; we use the appropriately named &lt;label&gt; element.</text:p>
      <text:p text:style-name="P6"/>
      <text:p text:style-name="P6">The &lt;label&gt; element has an opening and closing tag and displays text that is written between the opening and closing tags. To associate a &lt;label&gt; and an &lt;input&gt;, the &lt;input&gt; needs an id attribute. We then assign the for attribute of the &lt;label&gt; element with the value of the id attribute of &lt;input&gt;, like so:</text:p>
      <text:p text:style-name="P6"/>
      <text:p text:style-name="P6">&lt;form action="/example.html" method="POST"&gt;</text:p>
      <text:p text:style-name="P6"><text:s text:c="2"/>&lt;label for="meal"&gt;What do you want to eat?&lt;/label&gt;</text:p>
      <text:p text:style-name="P6"><text:s text:c="2"/>&lt;br&gt;</text:p>
      <text:p text:style-name="P6"><text:s text:c="2"/>&lt;input type="text" name="food" id="meal"&gt;</text:p>
      <text:p text:style-name="P6">&lt;/form&gt;</text:p>
      <text:p text:style-name="P6"/>
      <text:p text:style-name="P6"><text:s/>Another benefit for using the &lt;label&gt; element is when this element is clicked, the corresponding &lt;input&gt; is highlighted/selected.</text:p>
      <text:p text:style-name="P6"/>
      <text:p text:style-name="P4">Password input</text:p>
      <text:p text:style-name="P4"/>
      <text:p text:style-name="P7"><text:soft-page-break/>An &lt;input type ="password"&gt; element will replace input text with another character like an asterisk (*) or a dot (•). The code below provides an example of how to create a password field:</text:p>
      <text:p text:style-name="P7"/>
      <text:p text:style-name="P7">&lt;form&gt;</text:p>
      <text:p text:style-name="P7"><text:s text:c="2"/>&lt;label for="user-password"&gt;Password: &lt;/label&gt;</text:p>
      <text:p text:style-name="P7"><text:s text:c="2"/>&lt;input type="password" id="user-password" name="user-password"&gt;</text:p>
      <text:p text:style-name="P7">&lt;/form&gt;</text:p>
      <text:p text:style-name="P7"/>
      <text:p text:style-name="P7">Even though the password field obscures the text of the password, when the form is submitted, the value of the text is sent. In other words, if “hunter2” is typed into the password field, “user-password=hunter2” is sent along with the other information on the form.</text:p>
      <text:p text:style-name="P7"/>
      <text:p text:style-name="P4">Number input</text:p>
      <text:p text:style-name="P7"/>
      <text:p text:style-name="P7">By setting type="number" for an &lt;input&gt; we can restrict what users type into the input field to just numbers (and a few special characters like -, +, and .). We can also provide a step attribute which creates arrows inside the input field to increase or decrease by the value of the step attribute. Below is the code needed to render an input field for numbers:</text:p>
      <text:p text:style-name="P7"/>
      <text:p text:style-name="P7">&lt;form&gt;</text:p>
      <text:p text:style-name="P7"><text:s text:c="2"/>&lt;label for="years"&gt; Years of experience: &lt;/label&gt;</text:p>
      <text:p text:style-name="P7"><text:s text:c="2"/>&lt;input id="years" name="years" type="number" step="1"&gt;</text:p>
      <text:p text:style-name="P7">&lt;/form&gt;</text:p>
      <text:p text:style-name="P7"/>
      <text:p text:style-name="P5">Range input</text:p>
      <text:p text:style-name="P5"><text:span text:style-name="T1"/></text:p>
      <text:p text:style-name="P5"><text:span text:style-name="T1">Another option we could use is setting type to "range" which creates a slider. To set the minimum and maximum values of the slider we assign values to the min and max attribute of the &lt;input&gt;. We could also control how smooth and fluid the slider works by assigning the step attribute a value. Smaller step values will make the slider move more fluidly, whereas larger step values will make the slider move more noticeably. Take a look at the code to create a slider:</text:span></text:p>
      <text:p text:style-name="P8"/>
      <text:p text:style-name="P8">&lt;form&gt;</text:p>
      <text:p text:style-name="P8"><text:s text:c="2"/>&lt;label for="volume"&gt; Volume Control&lt;/label&gt;</text:p>
      <text:p text:style-name="P8"><text:s text:c="2"/>&lt;input id="volume" name="volume" type="range" min="0" max="100" step="1"&gt;</text:p>
      <text:p text:style-name="P8">&lt;/form&gt;</text:p>
      <text:p text:style-name="P6"/>
      <text:p text:style-name="P8"><text:span text:style-name="T2">Checkbox inpu</text:span>t</text:p>
      <text:p text:style-name="P8"/>
      <text:p text:style-name="P8">In a &lt;form&gt; we would use the &lt;input&gt; element and set type="checkbox". Examine the code used to create multiple checkboxes:</text:p>
      <text:p text:style-name="P8"><text:soft-page-break/>&lt;form&gt;</text:p>
      <text:p text:style-name="P8"><text:s text:c="2"/>&lt;p&gt;Choose your pizza toppings:&lt;/p&gt;</text:p>
      <text:p text:style-name="P8"><text:s text:c="2"/>&lt;label for="cheese"&gt;Extra cheese&lt;/label&gt;</text:p>
      <text:p text:style-name="P8"><text:s text:c="2"/>&lt;input id="cheese" name="topping" type="checkbox" value="cheese"&gt;</text:p>
      <text:p text:style-name="P8"><text:s text:c="2"/>&lt;br&gt;</text:p>
      <text:p text:style-name="P8"><text:s text:c="2"/>&lt;label for="pepperoni"&gt;Pepperoni&lt;/label&gt;</text:p>
      <text:p text:style-name="P8"><text:s text:c="2"/>&lt;input id="pepperoni" name="topping" type="checkbox" value="pepperoni"&gt;</text:p>
      <text:p text:style-name="P8"><text:s text:c="2"/>&lt;br&gt;</text:p>
      <text:p text:style-name="P8"><text:s text:c="2"/>&lt;label for="anchovy"&gt;Anchovy&lt;/label&gt;</text:p>
      <text:p text:style-name="P8"><text:s text:c="2"/>&lt;input id="anchovy" name="topping" type="checkbox" value="anchovy"&gt;</text:p>
      <text:p text:style-name="P8">&lt;/form&gt;</text:p>
      <text:p text:style-name="P8"/>
      <text:p text:style-name="P8"><text:span text:style-name="T3">T</text:span>here are assigned values to the value attribute of the checkboxes. These values are not visible on the form itself, that’s why it is important that we use an associated &lt;label&gt; to identify the checkbox.</text:p>
      <text:p text:style-name="P8">each &lt;input&gt; has the same value for the name attribute. Using the same name for each checkbox groups the &lt;input&gt;s together. However, each &lt;input&gt; has a unique id to pair with a &lt;label&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ercu" svg:font-family="Apercu, apple-system, BlinkMacSystemFont, 'Segoe UI', Roboto, Ubuntu, Cantarell, 'Fira Sans', 'Droid Sans', 'Helvetica Neue', sans-serif"/>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enlo, 'Ubuntu Mono', 'Droid Sans Mono', Consolas, monospac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8T21:59:45.669000000</meta:creation-date>
    <dc:date>2025-06-18T22:52:16.372000000</dc:date>
    <meta:editing-duration>PT39S</meta:editing-duration>
    <meta:editing-cycles>1</meta:editing-cycles>
    <meta:document-statistic meta:table-count="0" meta:image-count="0" meta:object-count="0" meta:page-count="4" meta:paragraph-count="71" meta:word-count="1041" meta:character-count="6581" meta:non-whitespace-character-count="5564"/>
    <meta:generator>LibreOffice/7.3.4.2$Windows_X86_64 LibreOffice_project/728fec16bd5f605073805c3c9e7c4212a0120dc5</meta:generator>
  </office:meta>
</office:document-meta>
</file>